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8" style:display-name="1._Installatie_voorbereiden.8" style:family="table-row">
      <style:table-row-properties style:min-row-height="0.423cm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 style:parent-style-name="Standard">
      <style:paragraph-properties fo:text-align="center" style:justify-single-word="false"/>
      <style:text-properties officeooo:paragraph-rsid="0daef67d"/>
    </style:style>
    <style:style style:name="P69" style:family="paragraph" style:parent-style-name="Standard">
      <style:paragraph-properties fo:text-align="center" style:justify-single-word="false"/>
      <style:text-properties officeooo:paragraph-rsid="10209d19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text-properties officeooo:paragraph-rsid="102506d2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style:text-properties officeooo:paragraph-rsid="1044b2e0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6564c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style:font-size-asian="12pt" style:font-size-complex="12pt"/>
    </style:style>
    <style:style style:name="T13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4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officeooo:rsid="0f2e8f46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62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3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7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8" style:family="text">
      <style:text-properties officeooo:rsid="04473353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officeooo:rsid="0aace3cd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7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2" style:family="text">
      <style:text-properties officeooo:rsid="0f95a7a0"/>
    </style:style>
    <style:style style:name="T223" style:family="text">
      <style:text-properties officeooo:rsid="0f8f58bd"/>
    </style:style>
    <style:style style:name="T224" style:family="text">
      <style:text-properties style:text-underline-style="none" officeooo:rsid="0f0ca65a" style:font-style-asian="italic" style:font-size-complex="12pt" style:font-style-complex="italic"/>
    </style:style>
    <style:style style:name="T225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6">C</text:span><text:span text:style-name="T115">hecklist voor </text:span><text:span text:style-name="T117">de installatie</text:span><text:span text:style-name="T115"> van </text:span><text:span text:style-name="T115"><text:user-field-get text:name="Distro">Ubuntu</text:user-field-get></text:span><text:span text:style-name="T115"><text:s/></text:span><text:span text:style-name="T121"><text:user-field-get text:name="Version">24.04 LTS</text:user-field-get></text:span><text:span text:style-name="T119"><text:note text:id="ftn1" text:note-class="footnote"><text:note-citation>1</text:note-citation><text:note-body><text:p text:style-name="P44"><text:span text:style-name="T199">D</text:span><text:span text:style-name="T192">eze </text:span><text:span text:style-name="T203"><text:user-field-get text:name="Distro">Ubuntu</text:user-field-get></text:span><text:span text:style-name="T194"><text:s/></text:span><text:span text:style-name="T204"><text:user-field-get text:name="Version">24.04 LTS</text:user-field-get></text:span><text:span text:style-name="T204"><text:s/>Server</text:span><text:span text:style-name="T192"> van april</text:span><text:span text:style-name="T195"> </text:span><text:span text:style-name="T205"><text:user-field-get text:name="Releaseyear">2024</text:user-field-get></text:span><text:span text:style-name="T196"><text:s/></text:span><text:span text:style-name="T199">is een zogenaamde </text:span><text:span text:style-name="T192">LTS-</text:span><text:span text:style-name="T199">versie</text:span><text:span text:style-name="T192"> </text:span><text:span text:style-name="T199">(</text:span><text:span text:style-name="T192">staat voor Long-Term Support, </text:span><text:span text:style-name="T193">langetermijnondersteuning</text:span><text:span text:style-name="T199">)</text:span><text:span text:style-name="T193"> </text:span><text:span text:style-name="T201">en</text:span><text:span text:style-name="T196"> </text:span><text:span text:style-name="T192">wordt gedurende 5 jaar ondersteund tot april 202</text:span><text:span text:style-name="T200">9</text:span><text:span text:style-name="T192">, en met een </text:span><text:span text:style-name="T197">gratis persoonlijk </text:span><text:span text:style-name="T192">Ubuntu </text:span><text:span text:style-name="T198">P</text:span><text:span text:style-name="T192">ro-abonnement gedurende 1</text:span><text:span text:style-name="T202">0</text:span><text:span text:style-name="T192"> jaar tot april 203</text:span><text:span text:style-name="T200">4</text:span><text:span text:style-name="T192">.</text:span></text:p></text:note-body></text:note></text:span><text:span text:style-name="T120"><text:s/></text:span><text:span text:style-name="T122">Server</text:span><text:span text:style-name="T118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82">g</text:span><text:span text:style-name="T8">ebruiker</text:span><text:span text:style-name="T20">&gt;</text:span><text:span text:style-name="T173"><text:tab/><text:tab/></text:span><text:span text:style-name="T186"> <text:tab/><text:tab/></text:span><text:span text:style-name="T174"><draw:control text:anchor-type="as-char" svg:y="-0.4cm" draw:z-index="10" draw:name="Gebruiker 1" draw:style-name="gr2" draw:text-style-name="P75" svg:width="6.002cm" svg:height="0.5cm" draw:control="control9"><svg:title>Gebruiker</svg:title><svg:desc>Volledige naam, bijv. Jan Stek</svg:desc></draw:control></text:span><text:span text:style-name="T174"><text:tab/></text:span><text:span text:style-name="T175">b</text:span><text:span text:style-name="T215">ijv.</text:span><text:span text:style-name="T176"> </text:span><text:span text:style-name="T178">Karel Zimmer</text:span></text:p>
      <text:p text:style-name="P49"><text:span text:style-name="T8">&lt;</text:span><text:span text:style-name="T180">g</text:span><text:span text:style-name="T9">ebruikersnaam&gt;<text:tab/></text:span><text:span text:style-name="T179"><draw:control text:anchor-type="as-char" svg:y="-0.4cm" draw:z-index="11" draw:name="Gberuikersnaam 2" draw:style-name="gr2" draw:text-style-name="P75" svg:width="6.002cm" svg:height="0.5cm" draw:control="control10"><svg:title>Gebruikersnaam</svg:title><svg:desc>Korte naam, bijv. jan</svg:desc></draw:control></text:span><text:span text:style-name="T179"><text:tab/></text:span><text:span text:style-name="T181">b</text:span><text:span text:style-name="T218">ijv.</text:span><text:span text:style-name="T4"> </text:span><text:span text:style-name="T134">karel</text:span></text:p>
      <text:p text:style-name="P2"><text:span text:style-name="T8">&lt;</text:span><text:span text:style-name="T12">comput</text:span><text:span text:style-name="T13">ernaam&gt;</text:span><text:span text:style-name="T183"><text:tab/><text:tab/></text:span><text:span text:style-name="T9"><draw:control text:anchor-type="as-char" svg:y="-0.4cm" draw:z-index="12" draw:name="Computernaam 1" draw:style-name="gr2" draw:text-style-name="P75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7">ijv.</text:span><text:span text:style-name="T166"> </text:span><text:span text:style-name="T170">sv</text:span><text:span text:style-name="T171">0</text:span><text:span text:style-name="T172">1</text:span></text:p>
      <text:p text:style-name="P4"><text:span text:style-name="T20">&lt;</text:span><text:span text:style-name="T182">g</text:span><text:span text:style-name="T8">ebruiker</text:span><text:span text:style-name="T165">&gt;<text:tab/></text:span><text:span text:style-name="T167"><text:tab/></text:span><text:span text:style-name="T186"> <text:tab/><text:tab/></text:span><text:span text:style-name="T174"><draw:control text:anchor-type="as-char" svg:y="-0.4cm" draw:z-index="13" draw:name="Gebruiker 2" draw:style-name="gr2" draw:text-style-name="P75" svg:width="6.002cm" svg:height="0.5cm" draw:control="control12"><svg:title>Gebruiker</svg:title><svg:desc>Volledige naam, bijv. Jan Stek</svg:desc></draw:control></text:span><text:span text:style-name="T174"><text:tab/></text:span><text:span text:style-name="T175">e</text:span><text:span text:style-name="T216">vt.</text:span><text:span text:style-name="T177"> extra gebruikers</text:span></text:p>
      <text:p text:style-name="P55"><text:span text:style-name="T20">&lt;</text:span><text:span text:style-name="T182">g</text:span><text:span text:style-name="T8">ebruikersnaam</text:span><text:span text:style-name="T165">&gt;<text:tab/></text:span><text:span text:style-name="T179"><draw:control text:anchor-type="as-char" svg:y="-0.4cm" draw:z-index="14" draw:name="Gberuikersnaam 1" draw:style-name="gr2" draw:text-style-name="P75" svg:width="6.002cm" svg:height="0.5cm" draw:control="control13"><svg:title>Gebruikersnaam</svg:title><svg:desc>Korte naam, bijv. jan</svg:desc></draw:control></text:span><text:span text:style-name="T179"><text:tab/></text:span><text:span text:style-name="T181">e</text:span><text:span text:style-name="T219">vt.</text:span><text:span text:style-name="T168"> </text:span><text:span text:style-name="T169">extra gebruikers</text:span></text:p>
      <text:p text:style-name="P51"><text:span text:style-name="T225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12">Nog niet op Linux?</text:span></text:span><text:span text:style-name="T128"><text:tab/></text:span><text:span text:style-name="T130">G</text:span><text:span text:style-name="T129">ebruik </text:span><text:span text:style-name="Strong_20_Emphasis"><text:span text:style-name="T132">Checklist </text:span></text:span><text:span text:style-name="Strong_20_Emphasis"><text:span text:style-name="T133">overzetten</text:span></text:span><text:span text:style-name="T129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26">.</text:span></text:p>
      <text:p text:style-name="P1"><text:span text:style-name="Strong_20_Emphasis"><text:span text:style-name="T113">Nieuwe installatie?</text:span></text:span><text:span text:style-name="T126"><text:tab/></text:span><text:span text:style-name="T130">B</text:span><text:span text:style-name="T126">egin bij hoofdstuk </text:span><text:span text:style-name="Strong_20_Emphasis"><text:span text:style-name="T113"><text:bookmark-ref text:reference-format="page" text:ref-name="__RefNumPara__4009_1271708128">2</text:bookmark-ref></text:span></text:span><text:span text:style-name="Strong_20_Emphasis"><text:span text:style-name="T113"><text:s text:c="2"/></text:span></text:span><text:span text:style-name="Strong_20_Emphasis"><text:span text:style-name="T114"><text:bookmark-ref text:reference-format="text" text:ref-name="__RefNumPara__4009_1271708128">Installatie uitvoeren</text:bookmark-ref></text:span></text:span><text:span text:style-name="T127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3"><draw:control text:anchor-type="as-char" draw:z-index="5" draw:name="Vorm3_0" draw:style-name="gr1" draw:text-style-name="P7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3"><draw:control text:anchor-type="as-char" draw:z-index="8" draw:name="Vorm3_ 2" draw:style-name="gr1" draw:text-style-name="P7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84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8">E</text:span><text:span text:style-name="T70">v</text:span><text:span text:style-name="T71">en</text:span><text:span text:style-name="T73">t</text:span><text:span text:style-name="T74">uele </text:span><text:span text:style-name="T75">extra </text:span><text:span text:style-name="T220">gebruiker</text:span><text:span text:style-name="T68">s</text:span><text:span text:style-name="T75"> aanmelden </text:span><text:span text:style-name="T76">en dezelfde stappen uitvoeren</text:span><text:span text:style-name="T72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72"><text:span text:style-name="T2">Typ</text:span><text:span text:style-name="T39"> de </text:span><text:span text:style-name="T41">volgende </text:span><text:span text:style-name="T42">twee </text:span><text:span text:style-name="T39">opdrachten, ieder gevolgd door de </text:span><text:span text:style-name="T95">Enter</text:span><text:span text:style-name="T31">-toets: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73"><text:span text:style-name="User_20_Entry"><text:span text:style-name="T101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73"><text:span text:style-name="User_20_Entry"><text:span text:style-name="T101">bash </text:span></text:span><text:span text:style-name="User_20_Entry"><text:span text:style-name="T102">get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6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7" office:value-type="string">
            <text:p text:style-name="P57"/>
          </table:table-cell>
        </table:table-row>
        <table:table-row table:style-name="_31_._5f_Installatie_5f_voorbereiden.8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7" draw:name="Vorm 5" draw:style-name="gr1" draw:text-style-name="P74" svg:width="0.35cm" svg:height="0.35cm" draw:control="control16"/></text:span></text:span></text:p>
          </table:table-cell>
          <table:table-cell table:style-name="_31_._5f_Installatie_5f_voorbereiden.D8" office:value-type="string">
            <text:p text:style-name="P45"><text:span text:style-name="T57">Typ: </text:span><text:span text:style-name="User_20_Entry"><text:span text:style-name="T8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9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92">1</text:span></text:span><text:span text:style-name="T48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0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31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4"><draw:control text:anchor-type="as-char" draw:z-index="2" draw:name="Vorm9" draw:style-name="gr1" draw:text-style-name="P7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6">Start de computer op vanaf</text:span><text:span text:style-name="T136"><text:note text:id="ftn3" text:note-class="footnote"><text:note-citation>1</text:note-citation><text:note-body><text:p text:style-name="P52"><text:span text:style-name="T80">B</text:span><text:span text:style-name="T81">ootmenu/</text:span><text:span text:style-name="T80">S</text:span><text:span text:style-name="T81">etup</text:span><text:span text:style-name="T79"> via </text:span><text:span text:style-name="T77">é</text:span><text:span text:style-name="T78">é</text:span><text:span text:style-name="T80">n van de </text:span><text:span text:style-name="T82">Veelgebruikte toetsen: </text:span><text:span text:style-name="T207">Esc</text:span><text:span text:style-name="T206">, </text:span><text:span text:style-name="T207">Delete</text:span><text:span text:style-name="T206">, </text:span><text:span text:style-name="T207">F1</text:span><text:span text:style-name="T206">, </text:span><text:span text:style-name="T207">F2</text:span><text:span text:style-name="T206">, </text:span><text:span text:style-name="T207">F9</text:span><text:span text:style-name="T206">, </text:span><text:span text:style-name="T207">F10</text:span><text:span text:style-name="T206">, </text:span><text:span text:style-name="T207">F11</text:span><text:span text:style-name="T206">, of </text:span><text:span text:style-name="T207">F12</text:span></text:p></text:note-body></text:note></text:span><text:span text:style-name="T136"> </text:span><text:span text:style-name="T139">een </text:span><text:span text:style-name="T123"><text:user-field-get text:name="Distro">Ubuntu</text:user-field-get></text:span><text:span text:style-name="T135"><text:s/></text:span><text:span text:style-name="T124"><text:user-field-get text:name="Version">24.04 LTS</text:user-field-get></text:span><text:span text:style-name="T124"><text:s/></text:span><text:span text:style-name="T125">Server</text:span><text:span text:style-name="T51"> </text:span><text:span text:style-name="T52">Live</text:span><text:span text:style-name="T52"><text:note text:id="ftn4" text:note-class="footnote"><text:note-citation>2</text:note-citation><text:note-body><text:p text:style-name="P53"><text:span text:style-name="T188">Vanaf een </text:span><text:span text:style-name="T222">L</text:span><text:span text:style-name="T188">ive </text:span><text:span text:style-name="T223">USB</text:span><text:span text:style-name="T191">-stick</text:span><text:span text:style-name="T18"> </text:span><text:span text:style-name="T188">kunt u opstarten en </text:span><text:span text:style-name="T16">met </text:span><text:span text:style-name="T140"><text:user-field-get text:name="Distro">Ubuntu</text:user-field-get></text:span><text:span text:style-name="T140"><text:s/></text:span><text:span text:style-name="T188">werken zonder enige bestanden op de harde schijf te wijzigen en maakt ook installatie van </text:span><text:span text:style-name="T140"><text:user-field-get text:name="Distro">Ubuntu</text:user-field-get></text:span><text:span text:style-name="T140"><text:s/></text:span><text:span text:style-name="T188">mogelijk.</text:span></text:p></text:note-body></text:note></text:span><text:span text:style-name="T52"> </text:span><text:span text:style-name="T55">USB</text:span><text:span text:style-name="T53">-stick</text:span><text:span text:style-name="T53"><text:note text:id="ftn5" text:note-class="footnote"><text:note-citation>3</text:note-citation><text:note-body><text:p text:style-name="P47"><text:span text:style-name="T67">Maak een opstartbare USB-stick</text:span><text:span text:style-name="T64">:<text:line-break/></text:span><text:span text:style-name="T59">Download </text:span><text:span text:style-name="T60">een </text:span><text:span text:style-name="Sterk_20_accent_20_voetnoot"><text:span text:style-name="T98"><text:user-field-get text:name="Distro">Ubuntu</text:user-field-get></text:span></text:span><text:span text:style-name="Sterk_20_accent_20_voetnoot"><text:span text:style-name="T98"><text:s/></text:span></text:span><text:span text:style-name="Sterk_20_accent_20_voetnoot"><text:span text:style-name="T99">Server </text:span></text:span><text:span text:style-name="Sterk_20_accent_20_voetnoot"><text:span text:style-name="T98"><text:user-field-get text:name="Version">24.04 LTS</text:user-field-get></text:span></text:span><text:span text:style-name="T69"><text:s/></text:span><text:span text:style-name="T62">i</text:span><text:span text:style-name="T66">mage</text:span><text:span text:style-name="T62"> </text:span><text:span text:style-name="T61">vanaf </text:span><text:a xlink:type="simple" xlink:href="https://ubuntu.com/" text:style-name="Internet_20_link" text:visited-style-name="Visited_20_Internet_20_Link"><text:span text:style-name="T189">ubuntu.com</text:span></text:a><text:span text:style-name="T61">.</text:span><text:span text:style-name="T63"><text:line-break/>De </text:span><text:span text:style-name="T65">ver</text:span><text:span text:style-name="T63">volgstappen staan beschreven in </text:span><text:span text:style-name="Sterk_20_accent_20_voetnoot"><text:span text:style-name="T100">Linux informatie</text:span></text:span><text:span text:style-name="T63">, te vinden op </text:span><text:a xlink:type="simple" xlink:href="https://karelzimmer.nl/nl" text:style-name="Internet_20_link" text:visited-style-name="Visited_20_Internet_20_Link"><text:span text:style-name="T190">karelzimmer.nl/nl</text:span></text:a><text:span text:style-name="T63">.</text:span></text:p></text:note-body></text:note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6">Try or Install Ubuntu </text:span></text:span><text:span text:style-name="Strong_20_Emphasis"><text:span text:style-name="T97">Server</text:span></text:span><text:span text:style-name="T24"> </text:span><text:span text:style-name="T27">en druk op </text:span><text:span text:style-name="T39">de </text:span><text:span text:style-name="T90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4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4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7">Kies</text:span><text:span text:style-name="T138"> </text:span><text:span text:style-name="Strong_20_Emphasis"><text:span text:style-name="T141">Nederlands</text:span></text:span><text:span text:style-name="T31"> </text:span><text:span text:style-name="T40">en druk op </text:span><text:span text:style-name="T39">de </text:span><text:span text:style-name="T91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74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51">Bij</text:span><text:span text:style-name="T143"> </text:span><text:span text:style-name="Strong_20_Emphasis"><text:span text:style-name="T159">Profile </text:span></text:span><text:span text:style-name="Strong_20_Emphasis"><text:span text:style-name="T160">configuration</text:span></text:span><text:span text:style-name="T161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8">V</text:span><text:span text:style-name="T144">ul </text:span><text:span text:style-name="T145">in </text:span><text:span text:style-name="Strong_20_Emphasis"><text:span text:style-name="T149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9">me</text:span></text:span><text:span text:style-name="T147"> </text:span><text:span text:style-name="T224">&lt;</text:span><text:span text:style-name="T187">g</text:span><text:span text:style-name="T15">ebruiker</text:span><text:span text:style-name="T224">&gt;</text:span><text:span text:style-name="T152">, </text:span><text:span text:style-name="Strong_20_Emphasis"><text:span text:style-name="T163"><text:line-break/></text:span></text:span><text:span text:style-name="Strong_20_Emphasis"><text:span text:style-name="T149">Your server</text:span></text:span><text:span text:style-name="Strong_20_Emphasis"><text:span text:style-name="T154">'</text:span></text:span><text:span text:style-name="Strong_20_Emphasis"><text:span text:style-name="T155">s name</text:span></text:span><text:span text:style-name="T11"> &lt;</text:span><text:span text:style-name="T10">comp</text:span><text:span text:style-name="T11">uternaam&gt;</text:span><text:span text:style-name="T147">,</text:span><text:span text:style-name="Strong_20_Emphasis"><text:span text:style-name="T164"><text:line-break/></text:span></text:span><text:span text:style-name="Strong_20_Emphasis"><text:span text:style-name="T150">Pick a username</text:span></text:span><text:span text:style-name="T147"> &lt;</text:span><text:span text:style-name="T11">gebruikersnaam&gt;</text:span><text:span text:style-name="T147">,</text:span><text:span text:style-name="Strong_20_Emphasis"><text:span text:style-name="T164"><text:line-break/></text:span></text:span><text:span text:style-name="T153">g</text:span><text:span text:style-name="T142">eef tweemaal een </text:span><text:span text:style-name="Strong_20_Emphasis"><text:span text:style-name="T142">wachtwoord</text:span></text:span><text:span text:style-name="T156"> </text:span><text:span text:style-name="T157">en druk op </text:span><text:span text:style-name="T158">de </text:span><text:span text:style-name="T162">Enter</text:span><text:span text:style-name="T156">-toets.</text:span></text:p>
          </table:table-cell>
        </table:table-row>
      </table:table>
      <text:p text:style-name="P23"><text:span text:style-name="Strong_20_Emphasis"><text:span text:style-name="T45"/></text:span></text:p>
      <text:list text:continue-numbering="true" text:style-name="L1">
        <text:list-item>
          <text:p text:style-name="P62"><text:span text:style-name="Strong_20_Emphasis"><text:span text:style-name="T49">Installatie </text:span></text:span><text:span text:style-name="Strong_20_Emphasis"><text:span text:style-name="T50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4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85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6"><draw:control text:anchor-type="as-char" draw:z-index="18" draw:name="Vorm4" draw:style-name="gr1" draw:text-style-name="P74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72"><text:span text:style-name="T2">Typ</text:span><text:span text:style-name="T39"> de </text:span><text:span text:style-name="T41">volgende </text:span><text:span text:style-name="T42">twee </text:span><text:span text:style-name="T39">opdrachten, ieder gevolgd door de </text:span><text:span text:style-name="T95">Enter</text:span><text:span text:style-name="T31">-toets: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3" office:value-type="string">
            <text:p text:style-name="P73"><text:span text:style-name="User_20_Entry"><text:span text:style-name="T101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3" office:value-type="string">
            <text:p text:style-name="P73"><text:span text:style-name="User_20_Entry"><text:span text:style-name="T101">bash </text:span></text:span><text:span text:style-name="User_20_Entry"><text:span text:style-name="T102">get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6"><draw:control text:anchor-type="as-char" draw:z-index="19" draw:name="Vorm 7" draw:style-name="gr1" draw:text-style-name="P74" svg:width="0.35cm" svg:height="0.35cm" draw:control="control18"/></text:span></text:span></text:p>
          </table:table-cell>
          <table:table-cell table:style-name="_33_._5f_Installatie_5f_afronden.C8" office:value-type="string">
            <text:p text:style-name="P45"><text:span text:style-name="T57">Typ: </text:span><text:span text:style-name="User_20_Entry"><text:span text:style-name="T86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9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93">3</text:span></text:span><text:span text:style-name="T47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4"><draw:control text:anchor-type="as-char" draw:z-index="4" draw:name="Vorm40_0" draw:style-name="gr1" draw:text-style-name="P74" svg:width="0.35cm" svg:height="0.35cm" draw:control="control3"/></text:span></text:p>
          </table:table-cell>
          <table:table-cell table:style-name="Tabel2.A1" office:value-type="string">
            <text:p text:style-name="P39"><text:span text:style-name="T44"><draw:control text:anchor-type="as-char" draw:z-index="9" draw:name="Vorm40_ 1" draw:style-name="gr1" draw:text-style-name="P74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85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3">E</text:span><text:span text:style-name="T85">ventuele extra </text:span><text:span text:style-name="T221">gebruiker</text:span><text:span text:style-name="T84">s</text:span><text:span text:style-name="T85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6"><draw:control text:anchor-type="as-char" draw:z-index="20" draw:name="Vorm 8" draw:style-name="gr1" draw:text-style-name="P74" svg:width="0.35cm" svg:height="0.35cm" draw:control="control19"/></text:span></text:p>
          </table:table-cell>
          <table:table-cell table:style-name="Tabel2.A1" office:value-type="string">
            <text:p text:style-name="P41"><text:span text:style-name="T56"><draw:control text:anchor-type="as-char" draw:z-index="21" draw:name="Vorm 9" draw:style-name="gr1" draw:text-style-name="P74" svg:width="0.35cm" svg:height="0.35cm" draw:control="control20"/></text:span></text:p>
          </table:table-cell>
          <table:table-cell table:style-name="Tabel2.D3" office:value-type="string">
            <text:p text:style-name="P45"><text:span text:style-name="T57">Typ: </text:span><text:span text:style-name="User_20_Entry"><text:span text:style-name="T89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4">4</text:span></text:span><text:span text:style-name="T46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104">E</text:span><text:span text:style-name="T105">inde c</text:span><text:span text:style-name="T106">hecklist, </text:span><text:span text:style-name="T107">d</text:span><text:span text:style-name="T106">e installatie van </text:span><text:span text:style-name="T110"><text:user-field-get text:name="Distro">Ubuntu</text:user-field-get></text:span><text:span text:style-name="T108"><text:s/></text:span><text:span text:style-name="T109"><text:user-field-get text:name="Version">24.04 LTS</text:user-field-get></text:span><text:span text:style-name="T109"><text:s/></text:span><text:span text:style-name="T111">Server</text:span><text:span text:style-name="T103"> </text:span><text:span text:style-name="T106">is voltooid.</text:span></text:p>
      <text:p text:style-name="P5"/>
      <text:list text:style-name="L2">
        <text:list-header>
          <text:p text:style-name="P66"><text:span text:style-name="T209">Geschreven door </text:span><text:a xlink:type="simple" xlink:href="mailto:info@karelzimmer.nl?subject=Checklist%20installatie%20Linux" text:style-name="Internet_20_link" text:visited-style-name="Visited_20_Internet_20_Link"><text:span text:style-name="T210">Karel Zimmer</text:span></text:a><text:span text:style-name="T211">.</text:span></text:p>
          <text:p text:style-name="P67"><text:span text:style-name="T213">Licentie </text:span><text:span text:style-name="T211">C</text:span><text:span text:style-name="T212">C0</text:span><text:span text:style-name="T211"> 1.0 </text:span><text:span text:style-name="T20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8"><text:s/></text:span><text:span text:style-name="T20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6-27T19:17:18.733855937">27-06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7T19:17:18.534160375</dc:date>
    <meta:keyword>Installatie</meta:keyword>
    <meta:keyword>Checklist</meta:keyword>
    <meta:keyword>Linux</meta:keyword>
    <meta:editing-cycles>6918</meta:editing-cycles>
    <meta:editing-duration>P12DT8H37M41S</meta:editing-duration>
    <dc:creator>Karel Zimmer</dc:creator>
    <meta:document-statistic meta:table-count="4" meta:image-count="2" meta:object-count="0" meta:page-count="4" meta:paragraph-count="66" meta:word-count="372" meta:character-count="2565" meta:non-whitespace-character-count="2229"/>
    <meta:user-defined meta:name="Info 1"/>
    <meta:user-defined meta:name="Info 2"/>
    <meta:user-defined meta:name="Info 3"/>
    <meta:user-defined meta:name="Info 4"/>
  </office:meta>
</office:document-meta>
</file>